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Peewee</text:p>
          </table:table-cell>
          <table:table-cell office:value-type="float" office:value="29.1" calcext:value-type="float">
            <text:p>29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ony</text:p>
          </table:table-cell>
          <table:table-cell office:value-type="float" office:value="42.6" calcext:value-type="float">
            <text:p>42,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QLA (declarative)</text:p>
          </table:table-cell>
          <table:table-cell office:value-type="float" office:value="59.9" calcext:value-type="float">
            <text:p>59,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QLA (cor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23:49:57.794682020</meta:creation-date>
    <dc:date>2020-01-12T23:58:52.822506938</dc:date>
    <meta:editing-duration>PT8M55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